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ＭＳ Ｐゴシック" svg:font-family="'ＭＳ Ｐゴシック'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Calibri"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proxy:C:\00-Code\01-dev\DocDat\test\samples\sample.year.log.odt]</text:p>
      <text:p text:style-name="P1">[year:nest-by]</text:p>
      <text:p text:style-name="P1">.month:nest-by]</text:p>
      <text:p text:style-name="P1">.day:nest-by]</text:p>
      <text:p text:style-name="P1">[week:nest-by]</text:p>
      <text:p text:style-name="P1">.day:nest-by]</text:p>
      <text:p text:style-name="P1">.year:group-by]</text:p>
      <text:p text:style-name="P1">[name:group-by]</text:p>
      <text:p text:style-name="P1">.subtask:group-by]</text:p>
      <text:p text:style-name="P1">[hours:count()]</text:p>
      <text:p text:style-name="P1">[hours:sum()]</text:p>
      <text:p text:style-name="P1">[hours:avg()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2" svg:font-family="Tahoma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ＭＳ Ｐゴシック" svg:font-family="'ＭＳ Ｐゴシック'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WW-Title1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2_7e_LT_7e_Gliederung_20_1" style:display-name="Title2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paragraph" style:parent-style-name="Title2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2_7e_LT_7e_Gliederung_20_3" style:display-name="Title2~LT~Gliederung 3" style:family="paragraph" style:parent-style-name="Title2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2_7e_LT_7e_Gliederung_20_4" style:display-name="Title2~LT~Gliederung 4" style:family="paragraph" style:parent-style-name="Title2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2_7e_LT_7e_Gliederung_20_5" style:display-name="Title2~LT~Gliederung 5" style:family="paragraph" style:parent-style-name="Title2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2_7e_LT_7e_Gliederung_20_6" style:display-name="Title2~LT~Gliederung 6" style:family="paragraph" style:parent-style-name="Title2_7e_LT_7e_Gliederung_20_5"/>
    <style:style style:name="Title2_7e_LT_7e_Gliederung_20_7" style:display-name="Title2~LT~Gliederung 7" style:family="paragraph" style:parent-style-name="Title2_7e_LT_7e_Gliederung_20_6"/>
    <style:style style:name="Title2_7e_LT_7e_Gliederung_20_8" style:display-name="Title2~LT~Gliederung 8" style:family="paragraph" style:parent-style-name="Title2_7e_LT_7e_Gliederung_20_7"/>
    <style:style style:name="Title2_7e_LT_7e_Gliederung_20_9" style:display-name="Title2~LT~Gliederung 9" style:family="paragraph" style:parent-style-name="Title2_7e_LT_7e_Gliederung_20_8"/>
    <style:style style:name="Title2_7e_LT_7e_Titel" style:display-name="Title2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2_7e_LT_7e_Untertitel" style:display-name="Title2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paragraph">
      <style:paragraph-properties style:text-autospace="none"/>
      <style:text-properties style:letter-kerning="true"/>
    </style:style>
    <style:style style:name="Title2_7e_LT_7e_Hintergrund" style:display-name="Title2~LT~Hintergrund" style:family="paragraph">
      <style:paragraph-properties fo:text-align="center" style:justify-single-word="false" style:text-autospace="none"/>
    </style:style>
    <style:style style:name="Title3_7e_LT_7e_Gliederung_20_1" style:display-name="Title3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paragraph" style:parent-style-name="Title3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3_7e_LT_7e_Gliederung_20_3" style:display-name="Title3~LT~Gliederung 3" style:family="paragraph" style:parent-style-name="Title3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3_7e_LT_7e_Gliederung_20_4" style:display-name="Title3~LT~Gliederung 4" style:family="paragraph" style:parent-style-name="Title3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3_7e_LT_7e_Gliederung_20_5" style:display-name="Title3~LT~Gliederung 5" style:family="paragraph" style:parent-style-name="Title3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3_7e_LT_7e_Gliederung_20_6" style:display-name="Title3~LT~Gliederung 6" style:family="paragraph" style:parent-style-name="Title3_7e_LT_7e_Gliederung_20_5"/>
    <style:style style:name="Title3_7e_LT_7e_Gliederung_20_7" style:display-name="Title3~LT~Gliederung 7" style:family="paragraph" style:parent-style-name="Title3_7e_LT_7e_Gliederung_20_6"/>
    <style:style style:name="Title3_7e_LT_7e_Gliederung_20_8" style:display-name="Title3~LT~Gliederung 8" style:family="paragraph" style:parent-style-name="Title3_7e_LT_7e_Gliederung_20_7"/>
    <style:style style:name="Title3_7e_LT_7e_Gliederung_20_9" style:display-name="Title3~LT~Gliederung 9" style:family="paragraph" style:parent-style-name="Title3_7e_LT_7e_Gliederung_20_8"/>
    <style:style style:name="Title3_7e_LT_7e_Titel" style:display-name="Title3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3_7e_LT_7e_Untertitel" style:display-name="Title3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paragraph">
      <style:paragraph-properties style:text-autospace="none"/>
      <style:text-properties style:letter-kerning="true"/>
    </style:style>
    <style:style style:name="Title3_7e_LT_7e_Hintergrund" style:display-name="Title3~LT~Hintergrund" style:family="paragraph">
      <style:paragraph-properties fo:text-align="center" style:justify-single-word="false" style:text-autospace="none"/>
    </style:style>
    <style:style style:name="Title4_7e_LT_7e_Gliederung_20_1" style:display-name="Title4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4_7e_LT_7e_Gliederung_20_2" style:display-name="Title4~LT~Gliederung 2" style:family="paragraph" style:parent-style-name="Title4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4_7e_LT_7e_Gliederung_20_3" style:display-name="Title4~LT~Gliederung 3" style:family="paragraph" style:parent-style-name="Title4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4_7e_LT_7e_Gliederung_20_4" style:display-name="Title4~LT~Gliederung 4" style:family="paragraph" style:parent-style-name="Title4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4_7e_LT_7e_Gliederung_20_5" style:display-name="Title4~LT~Gliederung 5" style:family="paragraph" style:parent-style-name="Title4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4_7e_LT_7e_Gliederung_20_6" style:display-name="Title4~LT~Gliederung 6" style:family="paragraph" style:parent-style-name="Title4_7e_LT_7e_Gliederung_20_5"/>
    <style:style style:name="Title4_7e_LT_7e_Gliederung_20_7" style:display-name="Title4~LT~Gliederung 7" style:family="paragraph" style:parent-style-name="Title4_7e_LT_7e_Gliederung_20_6"/>
    <style:style style:name="Title4_7e_LT_7e_Gliederung_20_8" style:display-name="Title4~LT~Gliederung 8" style:family="paragraph" style:parent-style-name="Title4_7e_LT_7e_Gliederung_20_7"/>
    <style:style style:name="Title4_7e_LT_7e_Gliederung_20_9" style:display-name="Title4~LT~Gliederung 9" style:family="paragraph" style:parent-style-name="Title4_7e_LT_7e_Gliederung_20_8"/>
    <style:style style:name="Title4_7e_LT_7e_Titel" style:display-name="Title4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4_7e_LT_7e_Untertitel" style:display-name="Title4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4_7e_LT_7e_Notizen" style:display-name="Title4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4_7e_LT_7e_Hintergrundobjekte" style:display-name="Title4~LT~Hintergrundobjekte" style:family="paragraph">
      <style:paragraph-properties style:text-autospace="none"/>
      <style:text-properties style:letter-kerning="true"/>
    </style:style>
    <style:style style:name="Title4_7e_LT_7e_Hintergrund" style:display-name="Title4~LT~Hintergrund" style:family="paragraph">
      <style:paragraph-properties fo:text-align="center" style:justify-single-word="false" style:text-autospace="none"/>
    </style:style>
    <style:style style:name="Title5_7e_LT_7e_Gliederung_20_1" style:display-name="Title5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5_7e_LT_7e_Gliederung_20_2" style:display-name="Title5~LT~Gliederung 2" style:family="paragraph" style:parent-style-name="Title5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5_7e_LT_7e_Gliederung_20_3" style:display-name="Title5~LT~Gliederung 3" style:family="paragraph" style:parent-style-name="Title5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5_7e_LT_7e_Gliederung_20_4" style:display-name="Title5~LT~Gliederung 4" style:family="paragraph" style:parent-style-name="Title5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5_7e_LT_7e_Gliederung_20_5" style:display-name="Title5~LT~Gliederung 5" style:family="paragraph" style:parent-style-name="Title5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5_7e_LT_7e_Gliederung_20_6" style:display-name="Title5~LT~Gliederung 6" style:family="paragraph" style:parent-style-name="Title5_7e_LT_7e_Gliederung_20_5"/>
    <style:style style:name="Title5_7e_LT_7e_Gliederung_20_7" style:display-name="Title5~LT~Gliederung 7" style:family="paragraph" style:parent-style-name="Title5_7e_LT_7e_Gliederung_20_6"/>
    <style:style style:name="Title5_7e_LT_7e_Gliederung_20_8" style:display-name="Title5~LT~Gliederung 8" style:family="paragraph" style:parent-style-name="Title5_7e_LT_7e_Gliederung_20_7"/>
    <style:style style:name="Title5_7e_LT_7e_Gliederung_20_9" style:display-name="Title5~LT~Gliederung 9" style:family="paragraph" style:parent-style-name="Title5_7e_LT_7e_Gliederung_20_8"/>
    <style:style style:name="Title5_7e_LT_7e_Titel" style:display-name="Title5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5_7e_LT_7e_Untertitel" style:display-name="Title5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5_7e_LT_7e_Notizen" style:display-name="Title5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5_7e_LT_7e_Hintergrundobjekte" style:display-name="Title5~LT~Hintergrundobjekte" style:family="paragraph">
      <style:paragraph-properties style:text-autospace="none"/>
      <style:text-properties style:letter-kerning="true"/>
    </style:style>
    <style:style style:name="Title5_7e_LT_7e_Hintergrund" style:display-name="Title5~LT~Hintergrund" style:family="paragraph">
      <style:paragraph-properties fo:text-align="center" style:justify-single-word="false" style:text-autospace="none"/>
    </style:style>
    <style:style style:name="Title6_7e_LT_7e_Gliederung_20_1" style:display-name="Title6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6_7e_LT_7e_Gliederung_20_2" style:display-name="Title6~LT~Gliederung 2" style:family="paragraph" style:parent-style-name="Title6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6_7e_LT_7e_Gliederung_20_3" style:display-name="Title6~LT~Gliederung 3" style:family="paragraph" style:parent-style-name="Title6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6_7e_LT_7e_Gliederung_20_4" style:display-name="Title6~LT~Gliederung 4" style:family="paragraph" style:parent-style-name="Title6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6_7e_LT_7e_Gliederung_20_5" style:display-name="Title6~LT~Gliederung 5" style:family="paragraph" style:parent-style-name="Title6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6_7e_LT_7e_Gliederung_20_6" style:display-name="Title6~LT~Gliederung 6" style:family="paragraph" style:parent-style-name="Title6_7e_LT_7e_Gliederung_20_5"/>
    <style:style style:name="Title6_7e_LT_7e_Gliederung_20_7" style:display-name="Title6~LT~Gliederung 7" style:family="paragraph" style:parent-style-name="Title6_7e_LT_7e_Gliederung_20_6"/>
    <style:style style:name="Title6_7e_LT_7e_Gliederung_20_8" style:display-name="Title6~LT~Gliederung 8" style:family="paragraph" style:parent-style-name="Title6_7e_LT_7e_Gliederung_20_7"/>
    <style:style style:name="Title6_7e_LT_7e_Gliederung_20_9" style:display-name="Title6~LT~Gliederung 9" style:family="paragraph" style:parent-style-name="Title6_7e_LT_7e_Gliederung_20_8"/>
    <style:style style:name="Title6_7e_LT_7e_Titel" style:display-name="Title6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6_7e_LT_7e_Untertitel" style:display-name="Title6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6_7e_LT_7e_Notizen" style:display-name="Title6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6_7e_LT_7e_Hintergrundobjekte" style:display-name="Title6~LT~Hintergrundobjekte" style:family="paragraph">
      <style:paragraph-properties style:text-autospace="none"/>
      <style:text-properties style:letter-kerning="true"/>
    </style:style>
    <style:style style:name="Title6_7e_LT_7e_Hintergrund" style:display-name="Title6~LT~Hintergrund" style:family="paragraph">
      <style:paragraph-properties fo:text-align="center" style:justify-single-word="false" style:text-autospace="none"/>
    </style:style>
    <style:style style:name="Title7_7e_LT_7e_Gliederung_20_1" style:display-name="Title7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7_7e_LT_7e_Gliederung_20_2" style:display-name="Title7~LT~Gliederung 2" style:family="paragraph" style:parent-style-name="Title7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7_7e_LT_7e_Gliederung_20_3" style:display-name="Title7~LT~Gliederung 3" style:family="paragraph" style:parent-style-name="Title7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7_7e_LT_7e_Gliederung_20_4" style:display-name="Title7~LT~Gliederung 4" style:family="paragraph" style:parent-style-name="Title7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7_7e_LT_7e_Gliederung_20_5" style:display-name="Title7~LT~Gliederung 5" style:family="paragraph" style:parent-style-name="Title7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7_7e_LT_7e_Gliederung_20_6" style:display-name="Title7~LT~Gliederung 6" style:family="paragraph" style:parent-style-name="Title7_7e_LT_7e_Gliederung_20_5"/>
    <style:style style:name="Title7_7e_LT_7e_Gliederung_20_7" style:display-name="Title7~LT~Gliederung 7" style:family="paragraph" style:parent-style-name="Title7_7e_LT_7e_Gliederung_20_6"/>
    <style:style style:name="Title7_7e_LT_7e_Gliederung_20_8" style:display-name="Title7~LT~Gliederung 8" style:family="paragraph" style:parent-style-name="Title7_7e_LT_7e_Gliederung_20_7"/>
    <style:style style:name="Title7_7e_LT_7e_Gliederung_20_9" style:display-name="Title7~LT~Gliederung 9" style:family="paragraph" style:parent-style-name="Title7_7e_LT_7e_Gliederung_20_8"/>
    <style:style style:name="Title7_7e_LT_7e_Titel" style:display-name="Title7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7_7e_LT_7e_Untertitel" style:display-name="Title7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7_7e_LT_7e_Notizen" style:display-name="Title7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7_7e_LT_7e_Hintergrundobjekte" style:display-name="Title7~LT~Hintergrundobjekte" style:family="paragraph">
      <style:paragraph-properties style:text-autospace="none"/>
      <style:text-properties style:letter-kerning="true"/>
    </style:style>
    <style:style style:name="Title7_7e_LT_7e_Hintergrund" style:display-name="Title7~LT~Hintergrund" style:family="paragraph">
      <style:paragraph-properties fo:text-align="center" style:justify-single-word="false" style:text-autospace="none"/>
    </style:style>
    <style:style style:name="Title8_7e_LT_7e_Gliederung_20_1" style:display-name="Title8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8_7e_LT_7e_Gliederung_20_2" style:display-name="Title8~LT~Gliederung 2" style:family="paragraph" style:parent-style-name="Title8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8_7e_LT_7e_Gliederung_20_3" style:display-name="Title8~LT~Gliederung 3" style:family="paragraph" style:parent-style-name="Title8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8_7e_LT_7e_Gliederung_20_4" style:display-name="Title8~LT~Gliederung 4" style:family="paragraph" style:parent-style-name="Title8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8_7e_LT_7e_Gliederung_20_5" style:display-name="Title8~LT~Gliederung 5" style:family="paragraph" style:parent-style-name="Title8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8_7e_LT_7e_Gliederung_20_6" style:display-name="Title8~LT~Gliederung 6" style:family="paragraph" style:parent-style-name="Title8_7e_LT_7e_Gliederung_20_5"/>
    <style:style style:name="Title8_7e_LT_7e_Gliederung_20_7" style:display-name="Title8~LT~Gliederung 7" style:family="paragraph" style:parent-style-name="Title8_7e_LT_7e_Gliederung_20_6"/>
    <style:style style:name="Title8_7e_LT_7e_Gliederung_20_8" style:display-name="Title8~LT~Gliederung 8" style:family="paragraph" style:parent-style-name="Title8_7e_LT_7e_Gliederung_20_7"/>
    <style:style style:name="Title8_7e_LT_7e_Gliederung_20_9" style:display-name="Title8~LT~Gliederung 9" style:family="paragraph" style:parent-style-name="Title8_7e_LT_7e_Gliederung_20_8"/>
    <style:style style:name="Title8_7e_LT_7e_Titel" style:display-name="Title8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8_7e_LT_7e_Untertitel" style:display-name="Title8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8_7e_LT_7e_Notizen" style:display-name="Title8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8_7e_LT_7e_Hintergrundobjekte" style:display-name="Title8~LT~Hintergrundobjekte" style:family="paragraph">
      <style:paragraph-properties style:text-autospace="none"/>
      <style:text-properties style:letter-kerning="true"/>
    </style:style>
    <style:style style:name="Title8_7e_LT_7e_Hintergrund" style:display-name="Title8~LT~Hintergrund" style:family="paragraph">
      <style:paragraph-properties fo:text-align="center" style:justify-single-word="false" style:text-autospace="none"/>
    </style:style>
    <style:style style:name="Title9_7e_LT_7e_Gliederung_20_1" style:display-name="Title9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9_7e_LT_7e_Gliederung_20_2" style:display-name="Title9~LT~Gliederung 2" style:family="paragraph" style:parent-style-name="Title9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9_7e_LT_7e_Gliederung_20_3" style:display-name="Title9~LT~Gliederung 3" style:family="paragraph" style:parent-style-name="Title9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9_7e_LT_7e_Gliederung_20_4" style:display-name="Title9~LT~Gliederung 4" style:family="paragraph" style:parent-style-name="Title9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9_7e_LT_7e_Gliederung_20_5" style:display-name="Title9~LT~Gliederung 5" style:family="paragraph" style:parent-style-name="Title9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9_7e_LT_7e_Gliederung_20_6" style:display-name="Title9~LT~Gliederung 6" style:family="paragraph" style:parent-style-name="Title9_7e_LT_7e_Gliederung_20_5"/>
    <style:style style:name="Title9_7e_LT_7e_Gliederung_20_7" style:display-name="Title9~LT~Gliederung 7" style:family="paragraph" style:parent-style-name="Title9_7e_LT_7e_Gliederung_20_6"/>
    <style:style style:name="Title9_7e_LT_7e_Gliederung_20_8" style:display-name="Title9~LT~Gliederung 8" style:family="paragraph" style:parent-style-name="Title9_7e_LT_7e_Gliederung_20_7"/>
    <style:style style:name="Title9_7e_LT_7e_Gliederung_20_9" style:display-name="Title9~LT~Gliederung 9" style:family="paragraph" style:parent-style-name="Title9_7e_LT_7e_Gliederung_20_8"/>
    <style:style style:name="Title9_7e_LT_7e_Titel" style:display-name="Title9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9_7e_LT_7e_Untertitel" style:display-name="Title9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9_7e_LT_7e_Notizen" style:display-name="Title9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9_7e_LT_7e_Hintergrundobjekte" style:display-name="Title9~LT~Hintergrundobjekte" style:family="paragraph">
      <style:paragraph-properties style:text-autospace="none"/>
      <style:text-properties style:letter-kerning="true"/>
    </style:style>
    <style:style style:name="Title9_7e_LT_7e_Hintergrund" style:display-name="Title9~LT~Hintergrund" style:family="paragraph">
      <style:paragraph-properties fo:text-align="center" style:justify-single-word="false" style:text-autospace="none"/>
    </style:style>
    <style:style style:name="WW-Title1234567891011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13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1314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131415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0_7e_LT_7e_Gliederung_20_1" style:display-name="Title10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0_7e_LT_7e_Gliederung_20_2" style:display-name="Title10~LT~Gliederung 2" style:family="paragraph" style:parent-style-name="Title10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0_7e_LT_7e_Gliederung_20_3" style:display-name="Title10~LT~Gliederung 3" style:family="paragraph" style:parent-style-name="Title10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0_7e_LT_7e_Gliederung_20_4" style:display-name="Title10~LT~Gliederung 4" style:family="paragraph" style:parent-style-name="Title10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0_7e_LT_7e_Gliederung_20_5" style:display-name="Title10~LT~Gliederung 5" style:family="paragraph" style:parent-style-name="Title10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0_7e_LT_7e_Gliederung_20_6" style:display-name="Title10~LT~Gliederung 6" style:family="paragraph" style:parent-style-name="Title10_7e_LT_7e_Gliederung_20_5"/>
    <style:style style:name="Title10_7e_LT_7e_Gliederung_20_7" style:display-name="Title10~LT~Gliederung 7" style:family="paragraph" style:parent-style-name="Title10_7e_LT_7e_Gliederung_20_6"/>
    <style:style style:name="Title10_7e_LT_7e_Gliederung_20_8" style:display-name="Title10~LT~Gliederung 8" style:family="paragraph" style:parent-style-name="Title10_7e_LT_7e_Gliederung_20_7"/>
    <style:style style:name="Title10_7e_LT_7e_Gliederung_20_9" style:display-name="Title10~LT~Gliederung 9" style:family="paragraph" style:parent-style-name="Title10_7e_LT_7e_Gliederung_20_8"/>
    <style:style style:name="Title10_7e_LT_7e_Titel" style:display-name="Title10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0_7e_LT_7e_Untertitel" style:display-name="Title10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0_7e_LT_7e_Notizen" style:display-name="Title10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0_7e_LT_7e_Hintergrundobjekte" style:display-name="Title10~LT~Hintergrundobjekte" style:family="paragraph">
      <style:paragraph-properties style:text-autospace="none"/>
      <style:text-properties style:letter-kerning="true"/>
    </style:style>
    <style:style style:name="Title10_7e_LT_7e_Hintergrund" style:display-name="Title10~LT~Hintergrund" style:family="paragraph">
      <style:paragraph-properties fo:text-align="center" style:justify-single-word="false" style:text-autospace="none"/>
    </style:style>
    <style:style style:name="Title11_7e_LT_7e_Gliederung_20_1" style:display-name="Title11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1_7e_LT_7e_Gliederung_20_2" style:display-name="Title11~LT~Gliederung 2" style:family="paragraph" style:parent-style-name="Title11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1_7e_LT_7e_Gliederung_20_3" style:display-name="Title11~LT~Gliederung 3" style:family="paragraph" style:parent-style-name="Title11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1_7e_LT_7e_Gliederung_20_4" style:display-name="Title11~LT~Gliederung 4" style:family="paragraph" style:parent-style-name="Title11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1_7e_LT_7e_Gliederung_20_5" style:display-name="Title11~LT~Gliederung 5" style:family="paragraph" style:parent-style-name="Title11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1_7e_LT_7e_Gliederung_20_6" style:display-name="Title11~LT~Gliederung 6" style:family="paragraph" style:parent-style-name="Title11_7e_LT_7e_Gliederung_20_5"/>
    <style:style style:name="Title11_7e_LT_7e_Gliederung_20_7" style:display-name="Title11~LT~Gliederung 7" style:family="paragraph" style:parent-style-name="Title11_7e_LT_7e_Gliederung_20_6"/>
    <style:style style:name="Title11_7e_LT_7e_Gliederung_20_8" style:display-name="Title11~LT~Gliederung 8" style:family="paragraph" style:parent-style-name="Title11_7e_LT_7e_Gliederung_20_7"/>
    <style:style style:name="Title11_7e_LT_7e_Gliederung_20_9" style:display-name="Title11~LT~Gliederung 9" style:family="paragraph" style:parent-style-name="Title11_7e_LT_7e_Gliederung_20_8"/>
    <style:style style:name="Title11_7e_LT_7e_Titel" style:display-name="Title11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1_7e_LT_7e_Untertitel" style:display-name="Title11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1_7e_LT_7e_Notizen" style:display-name="Title11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1_7e_LT_7e_Hintergrundobjekte" style:display-name="Title11~LT~Hintergrundobjekte" style:family="paragraph">
      <style:paragraph-properties style:text-autospace="none"/>
      <style:text-properties style:letter-kerning="true"/>
    </style:style>
    <style:style style:name="Title11_7e_LT_7e_Hintergrund" style:display-name="Title11~LT~Hintergrund" style:family="paragraph">
      <style:paragraph-properties fo:text-align="center" style:justify-single-word="false" style:text-autospace="none"/>
    </style:style>
    <style:style style:name="WW-Title12345678910111213141516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WW-Title1234567891011121314151617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2_7e_LT_7e_Gliederung_20_1" style:display-name="Title12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2_7e_LT_7e_Gliederung_20_2" style:display-name="Title12~LT~Gliederung 2" style:family="paragraph" style:parent-style-name="Title12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2_7e_LT_7e_Gliederung_20_3" style:display-name="Title12~LT~Gliederung 3" style:family="paragraph" style:parent-style-name="Title12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2_7e_LT_7e_Gliederung_20_4" style:display-name="Title12~LT~Gliederung 4" style:family="paragraph" style:parent-style-name="Title12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2_7e_LT_7e_Gliederung_20_5" style:display-name="Title12~LT~Gliederung 5" style:family="paragraph" style:parent-style-name="Title12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2_7e_LT_7e_Gliederung_20_6" style:display-name="Title12~LT~Gliederung 6" style:family="paragraph" style:parent-style-name="Title12_7e_LT_7e_Gliederung_20_5"/>
    <style:style style:name="Title12_7e_LT_7e_Gliederung_20_7" style:display-name="Title12~LT~Gliederung 7" style:family="paragraph" style:parent-style-name="Title12_7e_LT_7e_Gliederung_20_6"/>
    <style:style style:name="Title12_7e_LT_7e_Gliederung_20_8" style:display-name="Title12~LT~Gliederung 8" style:family="paragraph" style:parent-style-name="Title12_7e_LT_7e_Gliederung_20_7"/>
    <style:style style:name="Title12_7e_LT_7e_Gliederung_20_9" style:display-name="Title12~LT~Gliederung 9" style:family="paragraph" style:parent-style-name="Title12_7e_LT_7e_Gliederung_20_8"/>
    <style:style style:name="Title12_7e_LT_7e_Titel" style:display-name="Title12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2_7e_LT_7e_Untertitel" style:display-name="Title12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2_7e_LT_7e_Notizen" style:display-name="Title12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2_7e_LT_7e_Hintergrundobjekte" style:display-name="Title12~LT~Hintergrundobjekte" style:family="paragraph">
      <style:paragraph-properties style:text-autospace="none"/>
      <style:text-properties style:letter-kerning="true"/>
    </style:style>
    <style:style style:name="Title12_7e_LT_7e_Hintergrund" style:display-name="Title12~LT~Hintergrund" style:family="paragraph">
      <style:paragraph-properties fo:text-align="center" style:justify-single-word="false" style:text-autospace="none"/>
    </style:style>
    <style:style style:name="Title13_7e_LT_7e_Gliederung_20_1" style:display-name="Title13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3_7e_LT_7e_Gliederung_20_2" style:display-name="Title13~LT~Gliederung 2" style:family="paragraph" style:parent-style-name="Title13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3_7e_LT_7e_Gliederung_20_3" style:display-name="Title13~LT~Gliederung 3" style:family="paragraph" style:parent-style-name="Title13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3_7e_LT_7e_Gliederung_20_4" style:display-name="Title13~LT~Gliederung 4" style:family="paragraph" style:parent-style-name="Title13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3_7e_LT_7e_Gliederung_20_5" style:display-name="Title13~LT~Gliederung 5" style:family="paragraph" style:parent-style-name="Title13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3_7e_LT_7e_Gliederung_20_6" style:display-name="Title13~LT~Gliederung 6" style:family="paragraph" style:parent-style-name="Title13_7e_LT_7e_Gliederung_20_5"/>
    <style:style style:name="Title13_7e_LT_7e_Gliederung_20_7" style:display-name="Title13~LT~Gliederung 7" style:family="paragraph" style:parent-style-name="Title13_7e_LT_7e_Gliederung_20_6"/>
    <style:style style:name="Title13_7e_LT_7e_Gliederung_20_8" style:display-name="Title13~LT~Gliederung 8" style:family="paragraph" style:parent-style-name="Title13_7e_LT_7e_Gliederung_20_7"/>
    <style:style style:name="Title13_7e_LT_7e_Gliederung_20_9" style:display-name="Title13~LT~Gliederung 9" style:family="paragraph" style:parent-style-name="Title13_7e_LT_7e_Gliederung_20_8"/>
    <style:style style:name="Title13_7e_LT_7e_Titel" style:display-name="Title13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3_7e_LT_7e_Untertitel" style:display-name="Title13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3_7e_LT_7e_Notizen" style:display-name="Title13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3_7e_LT_7e_Hintergrundobjekte" style:display-name="Title13~LT~Hintergrundobjekte" style:family="paragraph">
      <style:paragraph-properties style:text-autospace="none"/>
      <style:text-properties style:letter-kerning="true"/>
    </style:style>
    <style:style style:name="Title13_7e_LT_7e_Hintergrund" style:display-name="Title13~LT~Hintergrund" style:family="paragraph">
      <style:paragraph-properties fo:text-align="center" style:justify-single-word="false" style:text-autospace="none"/>
    </style:style>
    <style:style style:name="WW-Title123456789101112131415161718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WW-Title12345678910111213141516171819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WW-Title1234567891011121314151617181920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28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2829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282930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ＭＳ Ｐゴシック" fo:font-size="40pt" fo:font-style="normal" fo:text-shadow="none" style:text-underline-style="none" fo:font-weight="normal" style:font-name-asian="ＭＳ Ｐゴシック" style:font-size-asian="40pt" style:font-style-asian="normal" style:font-weight-asian="normal" style:font-name-complex="ＭＳ Ｐゴシック" style:font-size-complex="40pt" style:font-style-complex="normal" style:font-weight-complex="normal" style:text-emphasize="none" style:text-overline-style="none" style:text-overline-color="font-color"/>
    </style:style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Calibri" fo:font-size="10pt" style:font-size-asian="10pt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4DT7H54M10S</meta:editing-duration>
    <meta:editing-cycles>276</meta:editing-cycles>
    <meta:generator>OpenOffice.org/3.3$Win32 OpenOffice.org_project/330m20$Build-9567</meta:generator>
    <dc:date>2011-10-20T05:47:36.98</dc:date>
    <dc:creator>James Wilfong</dc:creator>
    <meta:document-statistic meta:table-count="0" meta:image-count="0" meta:object-count="0" meta:page-count="1" meta:paragraph-count="12" meta:word-count="12" meta:character-count="223"/>
    <meta:user-defined meta:name="Info 1"/>
    <meta:user-defined meta:name="Info 2"/>
    <meta:user-defined meta:name="Info 3"/>
    <meta:user-defined meta:name="Info 4"/>
  </office:meta>
</office:document-meta>
</file>